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4000004EB3A948A312FED60C3.png" manifest:media-type="image/png"/>
  <manifest:file-entry manifest:full-path="Pictures/1000000000000834000004EB197A7340B3FE00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87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13pt" fo:font-weight="bold" style:font-size-asian="13pt" style:font-weight-asian="bold" style:font-size-complex="13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style:font-name="Arial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3.999cm" svg:height="8.391cm" svg:x="0.001cm" svg:y="0.001cm">
          <draw:image xlink:href="Pictures/1000000000000834000004EB197A7340B3FE0049.png" xlink:type="simple" xlink:show="embed" xlink:actuate="onLoad" draw:mime-type="image/png">
            <text:p/>
          </draw:image>
        </draw:frame>
        <draw:frame draw:style-name="gr1" draw:text-style-name="P1" draw:layer="layout" svg:width="12.75cm" svg:height="7.64cm" svg:x="0.25cm" svg:y="8.11cm">
          <draw:image xlink:href="Pictures/1000000000000834000004EB3A948A312FED60C3.png" xlink:type="simple" xlink:show="embed" xlink:actuate="onLoad" draw:mime-type="image/png">
            <text:p/>
          </draw:image>
        </draw:frame>
        <draw:frame draw:style-name="gr2" draw:text-style-name="P2" draw:layer="layout" svg:width="0.853cm" svg:height="0.962cm" svg:x="0.378cm" svg:y="0cm">
          <draw:text-box>
            <text:p><text:span text:style-name="T1">a</text:span></text:p>
          </draw:text-box>
        </draw:frame>
        <draw:frame draw:style-name="gr3" draw:text-style-name="P2" draw:layer="layout" svg:width="0.887cm" svg:height="0.962cm" svg:x="0.379cm" svg:y="8cm">
          <draw:text-box>
            <text:p><text:span text:style-name="T1">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cm" fo:page-height="15.7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6.733cm" svg:height="7.575cm" svg:x="2.133cm" svg:y="2.485cm"/>
      <draw:page-thumbnail draw:layer="backgroundobjects" svg:width="6.733cm" svg:height="7.575cm" svg:x="2.133cm" svg:y="11.061cm"/>
      <draw:page-thumbnail draw:layer="backgroundobjects" svg:width="6.733cm" svg:height="7.575cm" svg:x="2.133cm" svg:y="19.637cm"/>
      <draw:page-thumbnail draw:layer="backgroundobjects" svg:width="6.733cm" svg:height="7.575cm" svg:x="12.133cm" svg:y="2.485cm"/>
      <draw:page-thumbnail draw:layer="backgroundobjects" svg:width="6.733cm" svg:height="7.575cm" svg:x="12.133cm" svg:y="11.061cm"/>
      <draw:page-thumbnail draw:layer="backgroundobjects" svg:width="6.733cm" svg:height="7.575cm" svg:x="12.133cm" svg:y="19.637cm"/>
    </style:handout-master>
    <style:master-page style:name="Standard" style:page-layout-name="PM1" draw:style-name="Mdp1">
      <draw:frame presentation:style-name="Standard-title" draw:layer="backgroundobjects" svg:width="12.599cm" svg:height="2.629cm" svg:x="0.7cm" svg:y="0.63cm" presentation:class="title" presentation:placeholder="true">
        <draw:text-box/>
      </draw:frame>
      <draw:frame presentation:style-name="Standard-outline1" draw:layer="backgroundobjects" svg:width="12.599cm" svg:height="9.134cm" svg:x="0.7cm" svg:y="3.684cm" presentation:class="outline" presentation:placeholder="true">
        <draw:text-box/>
      </draw:frame>
      <draw:frame presentation:style-name="Mpr1" draw:text-style-name="MP2" draw:layer="backgroundobjects" svg:width="3.261cm" svg:height="1.085cm" svg:x="0.7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437cm" svg:height="1.085cm" svg:x="4.788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261cm" svg:height="1.085cm" svg:x="10.038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David Hofmann</meta:initial-creator>
    <meta:creation-date>2024-04-08T14:09:05.481451046</meta:creation-date>
    <dc:date>2024-05-16T13:28:04.246952131</dc:date>
    <meta:editing-duration>PT20M52S</meta:editing-duration>
    <meta:editing-cycles>6</meta:editing-cycles>
    <meta:generator>LibreOffice/7.3.7.2$Linux_X86_64 LibreOffice_project/30$Build-2</meta:generator>
    <meta:document-statistic meta:object-count="27"/>
  </office:meta>
</office:document-meta>
</file>